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scadia Code" svg:font-family="'Cascadia Code'" style:font-family-generic="modern" style:font-pitch="fixed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officeooo:paragraph-rsid="0076b8e7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fo:background-color="transparent" style:writing-mode="lr-tb"/>
      <style:text-properties officeooo:paragraph-rsid="0076b8e7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officeooo:paragraph-rsid="007cba97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fo:background-color="transparent" style:writing-mode="lr-tb"/>
      <style:text-properties officeooo:paragraph-rsid="007ddaa1"/>
    </style:style>
    <style:style style:name="P5" style:family="paragraph" style:parent-style-name="Standard">
      <style:text-properties style:font-name="Arial" fo:font-size="7pt" fo:language="en" fo:country="US" officeooo:rsid="00169852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fo:language="en" fo:country="US" fo:font-weight="bold" officeooo:rsid="00c5f14f" officeooo:paragraph-rsid="00c5f14f" style:font-size-asian="7pt" style:font-weight-asian="bold" style:font-size-complex="7pt" style:font-weight-complex="bold"/>
    </style:style>
    <style:style style:name="P7" style:family="paragraph" style:parent-style-name="Standard">
      <style:text-properties fo:color="#4e5644" loext:opacity="100%" style:font-name="Arial" fo:font-size="7pt" fo:language="en" fo:country="US" officeooo:rsid="0025a3f6" officeooo:paragraph-rsid="0085c74c" style:font-size-asian="7pt" style:font-size-complex="7pt"/>
    </style:style>
    <style:style style:name="P8" style:family="paragraph" style:parent-style-name="Standard">
      <style:text-properties fo:color="#4e5644" loext:opacity="100%" style:font-name="Arial" fo:font-size="7pt" fo:language="en" fo:country="US" officeooo:rsid="007531c1" officeooo:paragraph-rsid="0085c74c" style:font-size-asian="7pt" style:font-size-complex="7pt"/>
    </style:style>
    <style:style style:name="P9" style:family="paragraph" style:parent-style-name="Standard">
      <style:text-properties style:font-name="Arial" fo:font-size="7pt" fo:language="en" fo:country="US" officeooo:rsid="00169852" officeooo:paragraph-rsid="00859716" style:font-size-asian="7pt" style:font-size-complex="7pt"/>
    </style:style>
    <style:style style:name="P10" style:family="paragraph" style:parent-style-name="Standard">
      <style:text-properties style:font-name="Arial" fo:font-size="7pt" fo:language="en" fo:country="US" officeooo:rsid="0025a3f6" officeooo:paragraph-rsid="0085c74c" style:font-size-asian="7pt" style:font-size-complex="7pt"/>
    </style:style>
    <style:style style:name="P11" style:family="paragraph" style:parent-style-name="Standard">
      <style:text-properties fo:color="#4e5644" loext:opacity="100%" style:font-name="Arial" fo:font-size="7pt" fo:language="en" fo:country="US" officeooo:rsid="007531c1" officeooo:paragraph-rsid="008787b2" style:font-size-asian="7pt" style:font-size-complex="7pt"/>
    </style:style>
    <style:style style:name="P12" style:family="paragraph" style:parent-style-name="Standard">
      <style:text-properties style:font-name="Arial" fo:font-size="7pt" fo:language="en" fo:country="US" officeooo:rsid="0076d8a2" officeooo:paragraph-rsid="00859716" style:font-size-asian="7pt" style:font-size-complex="7pt"/>
    </style:style>
    <style:style style:name="P13" style:family="paragraph" style:parent-style-name="Standard">
      <style:text-properties fo:color="#4e5644" loext:opacity="100%" style:font-name="Arial" fo:font-size="7pt" fo:language="en" fo:country="US" officeooo:rsid="0025a3f6" officeooo:paragraph-rsid="00859716" style:font-size-asian="7pt" style:font-size-complex="7pt"/>
    </style:style>
    <style:style style:name="P14" style:family="paragraph" style:parent-style-name="Standard">
      <style:text-properties fo:color="#4e5644" loext:opacity="100%" style:font-name="Arial" fo:font-size="7pt" fo:language="en" fo:country="US" officeooo:rsid="007531c1" officeooo:paragraph-rsid="00859716" style:font-size-asian="7pt" style:font-size-complex="7pt"/>
    </style:style>
    <style:style style:name="P15" style:family="paragraph" style:parent-style-name="Standard">
      <style:text-properties style:font-name="Arial" fo:font-size="7pt" fo:language="en" fo:country="US" officeooo:rsid="00169852" officeooo:paragraph-rsid="0085c74c" style:font-size-asian="7pt" style:font-size-complex="7pt"/>
    </style:style>
    <style:style style:name="P16" style:family="paragraph" style:parent-style-name="Standard">
      <style:text-properties style:font-name="Arial" fo:font-size="7pt" fo:language="en" fo:country="US" officeooo:rsid="0076d8a2" officeooo:paragraph-rsid="0076d8a2" style:font-size-asian="7pt" style:font-size-complex="7pt"/>
    </style:style>
    <style:style style:name="P17" style:family="paragraph" style:parent-style-name="Standard">
      <style:text-properties fo:font-size="7pt" officeooo:paragraph-rsid="008d804c" style:font-size-asian="7pt" style:font-size-complex="7pt"/>
    </style:style>
    <style:style style:name="P18" style:family="paragraph" style:parent-style-name="Standard">
      <style:text-properties officeooo:paragraph-rsid="008d804c"/>
    </style:style>
    <style:style style:name="P19" style:family="paragraph" style:parent-style-name="Standard">
      <style:text-properties style:font-name="Cascadia Code" fo:font-size="7pt" fo:language="en" fo:country="US" officeooo:rsid="007531c1" officeooo:paragraph-rsid="008d804c" style:font-size-asian="7pt" style:font-size-complex="7pt"/>
    </style:style>
    <style:style style:name="P20" style:family="paragraph" style:parent-style-name="Standard">
      <style:text-properties fo:color="#4e5644" loext:opacity="100%" style:font-name="Arial" fo:font-size="7pt" fo:language="en" fo:country="US" officeooo:rsid="009b724c" officeooo:paragraph-rsid="00aea2fa" style:font-size-asian="7pt" style:font-size-complex="7pt"/>
    </style:style>
    <style:style style:name="P21" style:family="paragraph" style:parent-style-name="Standard">
      <style:text-properties fo:color="#4e5644" loext:opacity="100%" style:font-name="Arial" fo:font-size="7pt" fo:language="en" fo:country="US" officeooo:rsid="00ad39b0" officeooo:paragraph-rsid="00aea2fa" style:font-size-asian="7pt" style:font-size-complex="7pt"/>
    </style:style>
    <style:style style:name="P22" style:family="paragraph" style:parent-style-name="Standard">
      <style:text-properties fo:color="#4e5644" loext:opacity="100%" style:font-name="Arial" fo:font-size="7pt" fo:language="en" fo:country="US" officeooo:rsid="009b724c" officeooo:paragraph-rsid="008d804c" style:font-size-asian="7pt" style:font-size-complex="7pt"/>
    </style:style>
    <style:style style:name="P23" style:family="paragraph" style:parent-style-name="Standard">
      <style:text-properties fo:color="#4e5644" loext:opacity="100%" style:font-name="Arial" fo:font-size="7pt" fo:language="en" fo:country="US" officeooo:rsid="00aefb4a" officeooo:paragraph-rsid="00aefb4a" style:font-size-asian="7pt" style:font-size-complex="7pt"/>
    </style:style>
    <style:style style:name="P24" style:family="paragraph" style:parent-style-name="Standard">
      <style:text-properties fo:color="#4e5644" loext:opacity="100%" style:font-name="Arial" fo:font-size="7pt" fo:language="en" fo:country="US" fo:font-weight="bold" officeooo:rsid="0025a3f6" officeooo:paragraph-rsid="008fab2e" style:font-size-asian="7pt" style:font-weight-asian="bold" style:font-size-complex="7pt" style:font-weight-complex="bold"/>
    </style:style>
    <style:style style:name="P25" style:family="paragraph" style:parent-style-name="Standard">
      <style:text-properties officeooo:paragraph-rsid="00b5c32b"/>
    </style:style>
    <style:style style:name="P26" style:family="paragraph" style:parent-style-name="Standard">
      <style:text-properties officeooo:paragraph-rsid="008fab2e"/>
    </style:style>
    <style:style style:name="P27" style:family="paragraph" style:parent-style-name="Standard">
      <style:text-properties fo:color="#4e5644" loext:opacity="100%" style:font-name="Cascadia Code" fo:font-size="7pt" fo:language="en" fo:country="US" style:text-underline-style="solid" style:text-underline-width="auto" style:text-underline-color="font-color" officeooo:rsid="007531c1" officeooo:paragraph-rsid="008d804c" style:font-size-asian="7pt" style:font-size-complex="7pt"/>
    </style:style>
    <style:style style:name="P28" style:family="paragraph" style:parent-style-name="Standard">
      <style:text-properties fo:color="#4e5644" loext:opacity="100%" style:font-name="Arial" fo:font-size="7pt" fo:language="en" fo:country="US" officeooo:rsid="00935c95" officeooo:paragraph-rsid="0090be3f" style:font-size-asian="7pt" style:font-size-complex="7pt"/>
    </style:style>
    <style:style style:name="P29" style:family="paragraph" style:parent-style-name="Standard">
      <style:text-properties style:font-name="Arial" fo:font-size="7pt" fo:language="en" fo:country="US" officeooo:rsid="00169852" officeooo:paragraph-rsid="0090be3f" style:font-size-asian="7pt" style:font-size-complex="7pt"/>
    </style:style>
    <style:style style:name="P30" style:family="paragraph" style:parent-style-name="Standard">
      <style:text-properties officeooo:paragraph-rsid="00955a99"/>
    </style:style>
    <style:style style:name="P31" style:family="paragraph" style:parent-style-name="Standard">
      <style:text-properties fo:color="#4e5644" loext:opacity="100%" style:font-name="Arial" fo:font-size="7pt" fo:language="en" fo:country="US" officeooo:rsid="00955a99" officeooo:paragraph-rsid="00955a99" style:font-size-asian="7pt" style:font-size-complex="7pt"/>
    </style:style>
    <style:style style:name="P32" style:family="paragraph" style:parent-style-name="Standard">
      <style:text-properties fo:color="#4e5644" loext:opacity="100%" style:font-name="Arial" fo:font-size="7pt" fo:language="en" fo:country="US" officeooo:rsid="00955a99" officeooo:paragraph-rsid="008fab2e" style:font-size-asian="7pt" style:font-weight-asian="250" style:font-size-complex="7pt"/>
    </style:style>
    <style:style style:name="P33" style:family="paragraph" style:parent-style-name="Standard">
      <style:text-properties style:font-name="Arial" fo:font-size="7pt" fo:language="en" fo:country="US" officeooo:rsid="00169852" officeooo:paragraph-rsid="008fab2e" style:font-size-asian="7pt" style:font-size-complex="7pt"/>
    </style:style>
    <style:style style:name="P34" style:family="paragraph" style:parent-style-name="Standard">
      <style:text-properties officeooo:paragraph-rsid="00b7a59e"/>
    </style:style>
    <style:style style:name="P35" style:family="paragraph" style:parent-style-name="Standard">
      <style:text-properties officeooo:paragraph-rsid="0090be3f"/>
    </style:style>
    <style:style style:name="P36" style:family="paragraph" style:parent-style-name="Standard">
      <style:text-properties fo:color="#4e5644" loext:opacity="100%" style:font-name="Cascadia Code" fo:font-size="7pt" fo:language="en" fo:country="US" style:text-underline-style="solid" style:text-underline-width="auto" style:text-underline-color="font-color" officeooo:rsid="00a6d1e7" officeooo:paragraph-rsid="00a6d1e7" style:font-size-asian="7pt" style:font-size-complex="7pt"/>
    </style:style>
    <style:style style:name="P37" style:family="paragraph" style:parent-style-name="Standard">
      <style:text-properties fo:color="#4e5644" loext:opacity="100%" style:font-name="Arial" fo:font-size="7pt" fo:language="en" fo:country="US" officeooo:rsid="0090be3f" officeooo:paragraph-rsid="0090be3f" style:font-size-asian="7pt" style:font-size-complex="7pt"/>
    </style:style>
    <style:style style:name="P38" style:family="paragraph" style:parent-style-name="Standard">
      <style:paragraph-properties fo:text-align="start" style:justify-single-word="false"/>
      <style:text-properties style:font-name="Arial" fo:font-size="7pt" fo:language="en" fo:country="US" fo:font-weight="bold" officeooo:rsid="008269fd" officeooo:paragraph-rsid="00b069b9" style:font-size-asian="7pt" style:font-weight-asian="bold" style:font-size-complex="7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7pt" fo:language="en" fo:country="US" fo:font-weight="bold" officeooo:rsid="00b069b9" officeooo:paragraph-rsid="00b069b9" style:font-size-asian="7pt" style:font-weight-asian="bold" style:font-size-complex="7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7pt" officeooo:rsid="00b24266" officeooo:paragraph-rsid="00b24266" style:font-size-asian="7pt" style:font-size-complex="7pt"/>
    </style:style>
    <style:style style:name="P41" style:family="paragraph" style:parent-style-name="Standard">
      <style:paragraph-properties fo:text-align="center" style:justify-single-word="false"/>
      <style:text-properties fo:color="#4e5644" loext:opacity="100%" fo:font-size="7pt" fo:font-weight="bold" officeooo:rsid="00b370b2" officeooo:paragraph-rsid="00b24266" style:font-size-asian="7pt" style:font-weight-asian="bold" style:font-size-complex="7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4e5644" loext:opacity="100%" fo:font-size="7pt" fo:font-weight="bold" officeooo:rsid="00b370b2" officeooo:paragraph-rsid="00bdfccb" style:font-size-asian="7pt" style:font-weight-asian="bold" style:font-size-complex="7pt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paragraph-rsid="00be9a01"/>
    </style:style>
    <style:style style:name="P44" style:family="paragraph" style:parent-style-name="Standard">
      <style:paragraph-properties fo:text-align="center" style:justify-single-word="false"/>
      <style:text-properties fo:color="#4e5644" loext:opacity="100%" fo:font-size="7pt" fo:font-weight="bold" officeooo:rsid="00bb2be7" officeooo:paragraph-rsid="00bdfccb" style:font-size-asian="7pt" style:font-weight-asian="bold" style:font-size-complex="7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4e5644" loext:opacity="100%" fo:font-size="7pt" fo:font-weight="bold" officeooo:rsid="00b88cf9" officeooo:paragraph-rsid="00b88cf9" style:font-size-asian="7pt" style:font-weight-asian="bold" style:font-size-complex="7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fo:font-size="7pt" fo:language="en" fo:country="US" fo:font-weight="bold" officeooo:rsid="00bc11ed" officeooo:paragraph-rsid="00bc11ed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373d30" loext:opacity="100%" style:font-name="Cascadia Code" fo:font-size="7pt" fo:language="en" fo:country="US" officeooo:rsid="00169852" officeooo:paragraph-rsid="0076d8a2" style:font-size-asian="7pt" style:font-size-complex="7pt"/>
    </style:style>
    <style:style style:name="T1" style:family="text">
      <style:text-properties fo:color="#000000" loext:opacity="100%" fo:font-family="Georgia" style:font-family-generic="roman" style:font-pitch="variable" fo:font-size="7pt" fo:language="en" fo:country="US" fo:font-weight="normal" style:font-size-asian="6.09999990463257pt" style:font-weight-asian="normal" style:font-name-complex="Calibri Light2" style:font-size-complex="7pt" style:font-weight-complex="bold"/>
    </style:style>
    <style:style style:name="T2" style:family="text">
      <style:text-properties fo:color="#000000" loext:opacity="100%" style:font-name="Arial" fo:font-size="20pt" fo:language="en" fo:country="US" style:font-size-asian="20pt" style:font-size-complex="20pt"/>
    </style:style>
    <style:style style:name="T3" style:family="text">
      <style:text-properties fo:color="#000000" loext:opacity="100%" style:font-name="Arial" fo:font-size="7pt" fo:language="en" fo:country="US" officeooo:rsid="0076aeb8" style:font-size-asian="6.09999990463257pt" style:font-size-complex="7pt"/>
    </style:style>
    <style:style style:name="T4" style:family="text">
      <style:text-properties fo:color="#000000" loext:opacity="100%" style:font-name="Arial" fo:font-size="7pt" officeooo:rsid="0076aeb8" style:font-size-asian="7pt" style:font-size-complex="7pt"/>
    </style:style>
    <style:style style:name="T5" style:family="text">
      <style:text-properties fo:color="#000000" loext:opacity="100%" style:font-name="Arial" fo:font-size="7pt" officeooo:rsid="0076d8a2" style:font-size-asian="7pt" style:font-size-complex="7pt"/>
    </style:style>
    <style:style style:name="T6" style:family="text">
      <style:text-properties fo:color="#000000" loext:opacity="100%" style:font-name="Arial" fo:font-size="7pt" fo:language="en" fo:country="US" officeooo:rsid="0076d8a2" style:font-size-asian="7pt" style:font-size-complex="7pt"/>
    </style:style>
    <style:style style:name="T7" style:family="text">
      <style:text-properties fo:color="#000000" loext:opacity="100%" style:font-name="Arial" fo:font-size="7pt" fo:language="en" fo:country="US" officeooo:rsid="0076aeb8" style:font-size-asian="7pt" style:font-size-complex="7pt"/>
    </style:style>
    <style:style style:name="T8" style:family="text">
      <style:text-properties fo:color="#467886" loext:opacity="100%" style:font-name="Arial" fo:font-size="7pt" fo:language="en" fo:country="US" officeooo:rsid="0076aeb8" style:font-size-asian="7pt" style:font-size-complex="7pt">
        <loext:char-complex-color loext:theme-type="hyperlink" loext:color-type="theme"/>
      </style:text-properties>
    </style:style>
    <style:style style:name="T9" style:family="text">
      <style:text-properties fo:font-size="7pt" fo:language="en" fo:country="US" officeooo:rsid="0076aeb8" style:font-size-asian="7pt" style:font-size-complex="7pt"/>
    </style:style>
    <style:style style:name="T10" style:family="text">
      <style:text-properties fo:font-weight="bold" officeooo:rsid="0085c74c" style:font-weight-asian="bold" style:font-weight-complex="bold"/>
    </style:style>
    <style:style style:name="T11" style:family="text">
      <style:text-properties officeooo:rsid="0085c74c"/>
    </style:style>
    <style:style style:name="T12" style:family="text">
      <style:text-properties officeooo:rsid="008787b2"/>
    </style:style>
    <style:style style:name="T13" style:family="text">
      <style:text-properties fo:font-weight="normal" officeooo:rsid="0085c74c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c86fcb"/>
    </style:style>
    <style:style style:name="T16" style:family="text">
      <style:text-properties fo:color="#4e5644" loext:opacity="100%" fo:font-weight="bold" officeooo:rsid="0085c74c" style:font-weight-asian="bold" style:font-weight-complex="bold"/>
    </style:style>
    <style:style style:name="T17" style:family="text">
      <style:text-properties fo:color="#4e5644" loext:opacity="100%"/>
    </style:style>
    <style:style style:name="T18" style:family="text">
      <style:text-properties fo:color="#4e5644" loext:opacity="100%" officeooo:rsid="0085c74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officeooo:rsid="00845ca6" style:font-weight-asian="normal" style:font-weight-complex="normal"/>
    </style:style>
    <style:style style:name="T21" style:family="text">
      <style:text-properties officeooo:rsid="00845ca6"/>
    </style:style>
    <style:style style:name="T22" style:family="text">
      <style:text-properties fo:color="#3465a4" loext:opacity="100%" fo:font-weight="bold" officeooo:rsid="00c698c2" style:font-weight-asian="bold" style:font-weight-complex="bold"/>
    </style:style>
    <style:style style:name="T23" style:family="text">
      <style:text-properties fo:color="#3465a4" loext:opacity="100%" fo:font-weight="bold" style:font-weight-asian="bold" style:font-weight-complex="bold"/>
    </style:style>
    <style:style style:name="T24" style:family="text">
      <style:text-properties fo:color="#4e5644" loext:opacity="100%" style:font-name="Arial" fo:language="en" fo:country="US" fo:font-weight="bold" officeooo:rsid="0025a3f6" style:font-weight-asian="bold" style:font-weight-complex="bold"/>
    </style:style>
    <style:style style:name="T25" style:family="text">
      <style:text-properties fo:color="#4e5644" loext:opacity="100%" style:font-name="Arial" fo:language="en" fo:country="US" officeooo:rsid="0025a3f6"/>
    </style:style>
    <style:style style:name="T26" style:family="text">
      <style:text-properties fo:color="#4e5644" loext:opacity="100%" style:font-name="Arial" fo:language="en" fo:country="US" officeooo:rsid="00845ca6"/>
    </style:style>
    <style:style style:name="T27" style:family="text">
      <style:text-properties fo:color="#4e5644" loext:opacity="100%" style:font-name="Arial" fo:language="en" fo:country="US" officeooo:rsid="00b5c32b"/>
    </style:style>
    <style:style style:name="T28" style:family="text">
      <style:text-properties fo:color="#4e5644" loext:opacity="100%" style:font-name="Arial" fo:language="en" fo:country="US" officeooo:rsid="00c8a74c"/>
    </style:style>
    <style:style style:name="T29" style:family="text">
      <style:text-properties fo:color="#4e5644" loext:opacity="100%" style:font-name="Arial" fo:font-size="7pt" fo:language="en" fo:country="US" fo:font-weight="bold" officeooo:rsid="0025a3f6" style:font-size-asian="7pt" style:font-weight-asian="bold" style:font-size-complex="7pt" style:font-weight-complex="bold"/>
    </style:style>
    <style:style style:name="T30" style:family="text">
      <style:text-properties fo:color="#4e5644" loext:opacity="100%" style:font-name="Arial" fo:font-size="7pt" fo:language="en" fo:country="US" officeooo:rsid="007531c1" style:font-size-asian="7pt" style:font-weight-asian="250" style:font-size-complex="7pt"/>
    </style:style>
    <style:style style:name="T31" style:family="text">
      <style:text-properties fo:color="#4e5644" loext:opacity="100%" style:font-name="Arial" fo:font-size="7pt" fo:language="en" fo:country="US" officeooo:rsid="007531c1" style:font-size-asian="7pt" style:font-size-complex="7pt"/>
    </style:style>
    <style:style style:name="T32" style:family="text">
      <style:text-properties fo:color="#4e5644" loext:opacity="100%" style:font-name="Arial" fo:font-size="7pt" fo:language="en" fo:country="US" officeooo:rsid="008d804c" style:font-size-asian="7pt" style:font-size-complex="7pt"/>
    </style:style>
    <style:style style:name="T33" style:family="text">
      <style:text-properties fo:color="#4e5644" loext:opacity="100%" style:text-underline-style="solid" style:text-underline-width="auto" style:text-underline-color="font-color" officeooo:rsid="00a6d1e7"/>
    </style:style>
    <style:style style:name="T34" style:family="text">
      <style:text-properties fo:color="#4e5644" loext:opacity="100%" style:text-underline-style="solid" style:text-underline-width="auto" style:text-underline-color="font-color" officeooo:rsid="00d0f9e0"/>
    </style:style>
    <style:style style:name="T35" style:family="text">
      <style:text-properties fo:color="#4e5644" loext:opacity="100%" style:font-name="Arial" fo:font-size="7pt" fo:language="en" fo:country="US" officeooo:rsid="0025a3f6" style:font-size-asian="7pt" style:font-size-complex="7pt"/>
    </style:style>
    <style:style style:name="T36" style:family="text">
      <style:text-properties fo:color="#4e5644" loext:opacity="100%" style:font-name="Arial" fo:font-size="7pt" fo:language="en" fo:country="US" officeooo:rsid="00845ca6" style:font-size-asian="7pt" style:font-size-complex="7pt"/>
    </style:style>
    <style:style style:name="T37" style:family="text">
      <style:text-properties fo:color="#4e5644" loext:opacity="100%" style:font-name="Arial" fo:font-size="7pt" fo:language="en" fo:country="US" officeooo:rsid="00b5c32b" style:font-size-asian="7pt" style:font-size-complex="7pt"/>
    </style:style>
    <style:style style:name="T38" style:family="text">
      <style:text-properties fo:color="#4e5644" loext:opacity="100%" style:font-name="Arial" fo:font-size="7pt" fo:language="en" fo:country="US" officeooo:rsid="00c8a74c" style:font-size-asian="7pt" style:font-size-complex="7pt"/>
    </style:style>
    <style:style style:name="T39" style:family="text">
      <style:text-properties fo:color="#4e5644" loext:opacity="100%" style:font-name="Arial" fo:font-size="7pt" fo:language="en" fo:country="US" officeooo:rsid="008fab2e" style:font-size-asian="7pt" style:font-weight-asian="250" style:font-size-complex="7pt"/>
    </style:style>
    <style:style style:name="T40" style:family="text">
      <style:text-properties fo:color="#4e5644" loext:opacity="100%" style:font-name="Arial" fo:font-size="7pt" fo:language="en" fo:country="US" officeooo:rsid="00c86fcb" style:font-size-asian="7pt" style:font-size-complex="7pt"/>
    </style:style>
    <style:style style:name="T41" style:family="text">
      <style:text-properties fo:color="#4e5644" loext:opacity="100%" style:font-name="Arial" fo:font-size="7pt" fo:language="en" fo:country="US" officeooo:rsid="008fab2e" style:font-size-asian="7pt" style:font-size-complex="7pt"/>
    </style:style>
    <style:style style:name="T42" style:family="text">
      <style:text-properties officeooo:rsid="00d95833"/>
    </style:style>
    <style:style style:name="T43" style:family="text">
      <style:text-properties officeooo:rsid="00d5213c"/>
    </style:style>
    <style:style style:name="T44" style:family="text">
      <style:text-properties officeooo:rsid="00d40201"/>
    </style:style>
    <style:style style:name="T45" style:family="text">
      <style:text-properties fo:color="#3465a4" loext:opacity="100%" fo:font-weight="bold" officeooo:rsid="00b370b2" style:font-weight-asian="bold" style:font-weight-complex="bold"/>
    </style:style>
    <style:style style:name="T46" style:family="text">
      <style:text-properties fo:color="#4e5644" loext:opacity="100%" style:font-weight-asian="250"/>
    </style:style>
    <style:style style:name="T47" style:family="text">
      <style:text-properties fo:color="#4e5644" loext:opacity="100%" fo:font-weight="bold" officeooo:rsid="00b370b2" style:font-weight-asian="bold" style:font-weight-complex="bold"/>
    </style:style>
    <style:style style:name="T48" style:family="text">
      <style:text-properties fo:color="#4e5644" loext:opacity="100%" officeooo:rsid="00c9975d" style:font-weight-asian="250"/>
    </style:style>
    <style:style style:name="T49" style:family="text">
      <style:text-properties fo:color="#4e5644" loext:opacity="100%" fo:font-weight="bold" officeooo:rsid="00b35d8b" style:font-weight-asian="bold" style:font-weight-complex="bold"/>
    </style:style>
    <style:style style:name="T50" style:family="text">
      <style:text-properties officeooo:rsid="00ce4738"/>
    </style:style>
    <style:style style:name="T51" style:family="text">
      <style:text-properties fo:font-weight="normal" officeooo:rsid="00bdfccb" style:font-weight-asian="normal" style:font-weight-complex="normal"/>
    </style:style>
    <style:style style:name="T52" style:family="text">
      <style:text-properties fo:color="#4e5644" loext:opacity="100%" style:font-name="Arial1" fo:font-size="7pt" fo:language="es" fo:country="ES" fo:font-weight="bold" officeooo:rsid="00b370b2" style:font-size-asian="7pt" style:font-weight-asian="bold" style:font-size-complex="7pt" style:font-weight-complex="bold"/>
    </style:style>
    <style:style style:name="T53" style:family="text">
      <style:text-properties fo:color="#4e5644" loext:opacity="100%" fo:font-size="7pt" fo:font-weight="normal" officeooo:rsid="00bb2be7" style:font-size-asian="7pt" style:font-weight-asian="normal" style:font-size-complex="7pt" style:font-weight-complex="normal"/>
    </style:style>
    <style:style style:name="T54" style:family="text">
      <style:text-properties fo:color="#4e5644" loext:opacity="100%" fo:font-size="7pt" fo:font-weight="bold" officeooo:rsid="00bb2be7" style:font-size-asian="7pt" style:font-weight-asian="bold" style:font-size-complex="7pt" style:font-weight-complex="bold"/>
    </style:style>
    <style:style style:name="T55" style:family="text">
      <style:text-properties fo:color="#4e5644" loext:opacity="100%" fo:font-size="7pt" fo:font-weight="normal" officeooo:rsid="00be9a01" style:font-size-asian="7pt" style:font-weight-asian="normal" style:font-size-complex="7pt" style:font-weight-complex="normal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Heading_20_3_20_Char"><text:span text:style-name="T1"/></text:span></text:p>
      <text:p text:style-name="P1"><text:span text:style-name="Heading_20_3_20_Char"><text:span text:style-name="T1"/></text:span></text:p>
      <text:p text:style-name="P1"><text:span text:style-name="Heading_20_3_20_Char"><text:span text:style-name="T1"/></text:span></text:p>
      <text:p text:style-name="P2"><text:span text:style-name="Heading_20_3_20_Char"><text:span text:style-name="T2">JAIME ALFARO</text:span></text:span></text:p>
      <text:p text:style-name="P3"><text:span text:style-name="Heading_20_3_20_Char"><text:span text:style-name="T3">-------------------------------------------------------------------------------------------------------------------------------------------------------------------------------------------------------------------------</text:span></text:span></text:p>
      <text:p text:style-name="P4"><text:span text:style-name="Heading_20_3_20_Char"><text:span text:style-name="T4">Residencial Europa S</text:span></text:span><text:span text:style-name="Heading_20_3_20_Char"><text:span text:style-name="T5">enda</text:span></text:span><text:span text:style-name="Heading_20_3_20_Char"><text:span text:style-name="T4"> Dublin 265. <text:s text:c="2"/></text:span></text:span><text:span text:style-name="Heading_20_3_20_Char"><text:span text:style-name="T6">S</text:span></text:span><text:span text:style-name="Heading_20_3_20_Char"><text:span text:style-name="T7">anta Tecla El Salvador. <text:s text:c="2"/>E-Mail : </text:span></text:span><text:a xlink:type="simple" xlink:href="mailto:7000v7@gmail.com" text:style-name="Internet_20_link" text:visited-style-name="Visited_20_Internet_20_Link"><text:span text:style-name="Heading_20_3_20_Char"><text:span text:style-name="T8">7000v7@gmail.com</text:span></text:span></text:a><text:span text:style-name="Heading_20_3_20_Char"><text:span text:style-name="T7"> <text:s text:c="2"/></text:span></text:span><text:span text:style-name="Heading_20_3_20_Char"><text:span text:style-name="T9">Phone: +503 6925 4820.</text:span></text:span></text:p>
      <text:p text:style-name="P5"/>
      <text:p text:style-name="P5"/>
      <text:p text:style-name="P6">EDUCATION</text:p>
      <text:p text:style-name="Standard"><text:s/></text:p>
      <text:p text:style-name="P7"><text:span text:style-name="T10">Google on Coursera, Online <text:s text:c="2"/></text:span><text:s text:c="196"/><text:span text:style-name="T11">Onlin</text:span><text:span text:style-name="T12">e</text:span></text:p>
      <text:p text:style-name="P8"><text:span text:style-name="T13">Google Project Management</text:span><text:span text:style-name="T14"> <text:s/></text:span><text:s text:c="190"/><text:span text:style-name="T15">Apr</text:span><text:span text:style-name="T11"> 26,2024</text:span> <text:s text:c="9"/></text:p>
      <text:p text:style-name="P9"/>
      <text:p text:style-name="P10"><text:span text:style-name="T16">Google on Coursera, Online <text:s/></text:span><text:span text:style-name="T17"><text:s text:c="197"/></text:span><text:span text:style-name="T18">Online</text:span></text:p>
      <text:p text:style-name="P11"><text:span text:style-name="T13">Google IT Support </text:span><text:s text:c="207"/><text:span text:style-name="T15">Mar</text:span><text:span text:style-name="T11"> 15,2023</text:span> <text:s text:c="9"/></text:p>
      <text:p text:style-name="P12"/>
      <text:p text:style-name="P13"><text:span text:style-name="T19">Colegio Santa Cecilia </text:span><text:s text:c="181"/><text:span text:style-name="T20">Santa Tecla,</text:span><text:span text:style-name="T21"> El Salvador</text:span></text:p>
      <text:p text:style-name="P14"><text:span text:style-name="T22">High School in Electricity</text:span><text:span text:style-name="T23"> </text:span><text:span text:style-name="T19"><text:s/></text:span><text:s text:c="178"/><text:span text:style-name="T15">Jan</text:span><text:span text:style-name="T21"> 1983 – Nov 1986</text:span> <text:s text:c="9"/></text:p>
      <text:p text:style-name="P9"/>
      <text:p text:style-name="P15"/>
      <text:p text:style-name="P6">WORK EXPERIENCE</text:p>
      <text:p text:style-name="P16"/>
      <text:p text:style-name="P17"><text:span text:style-name="T24">AEROMAN S.A.</text:span><text:span text:style-name="T25"> <text:s text:c="160"/></text:span><text:span text:style-name="T26"><text:s text:c="35"/></text:span><text:span text:style-name="T27">El Salvador </text:span><text:span text:style-name="T28">Int Airport</text:span></text:p>
      <text:p text:style-name="P18"><text:span text:style-name="T29">CUSTOMER SERVICE COORDINATOR</text:span><text:span text:style-name="T30"> </text:span><text:span text:style-name="T31"><text:s text:c="157"/></text:span><text:span text:style-name="T32">Sep 2003 – Jun 2022</text:span><text:span text:style-name="T31"> <text:s text:c="9"/></text:span></text:p>
      <text:p text:style-name="P19"><text:span text:style-name="T33">MANAGEMENT OF MAINTENANCE FLIGHT</text:span><text:span text:style-name="T34">S</text:span><text:span text:style-name="T33"> AND PRIVATE FLIGHT</text:span><text:span text:style-name="T34">S</text:span><text:span text:style-name="T33"> OPERATION</text:span></text:p>
      <text:p text:style-name="P20">Coordination with Pilots on the Logistics to follow for the dispatch and reception of flights</text:p>
      <text:p text:style-name="P21">Coordination with Directors, Managers, Executives, Airport Authorities, </text:p>
      <text:p text:style-name="P22">Civil Aviation, Airline Executives and Service Providers</text:p>
      <text:p text:style-name="P23">Mentoring new staff in Customer and Pilot Service</text:p>
      <text:p text:style-name="P23">Design and Creation of Reports for Executives</text:p>
      <text:p text:style-name="P23"/>
      <text:p text:style-name="P24"/>
      <text:p text:style-name="P25"><text:span text:style-name="T29">AEROMAN S.A.</text:span><text:span text:style-name="T35"> <text:s text:c="157"/></text:span><text:span text:style-name="T36"><text:s text:c="39"/></text:span><text:span text:style-name="T37">El Salvador </text:span><text:span text:style-name="T38">Int Airport</text:span></text:p>
      <text:p text:style-name="P26"><text:span text:style-name="T39">RELIABILITY ANALYST <text:s text:c="26"/></text:span><text:span text:style-name="T31"><text:s text:c="161"/></text:span><text:span text:style-name="T40">Jan</text:span><text:span text:style-name="T32"> </text:span><text:span text:style-name="T41">1998</text:span><text:span text:style-name="T32"> – </text:span><text:span text:style-name="T41">Jul</text:span><text:span text:style-name="T32"> </text:span><text:span text:style-name="T41">2001</text:span><text:span text:style-name="T31"> <text:s text:c="9"/></text:span></text:p>
      <text:p text:style-name="P27">MANAGEMENT OF THE DATA COLLECTION AND REPORTING SYSTEM</text:p>
      <text:p text:style-name="P28">Management of the Reliability Program Data Collection System</text:p>
      <text:p text:style-name="P28">Train Staff in Creating New Reports for Executives</text:p>
      <text:p text:style-name="P29"/>
      <text:p text:style-name="P24"/>
      <text:p text:style-name="P25"><text:span text:style-name="T29">AEROMAN S.A.</text:span><text:span text:style-name="T35"> <text:s text:c="160"/></text:span><text:span text:style-name="T36"><text:s text:c="36"/></text:span><text:span text:style-name="T37">El Salvador </text:span><text:span text:style-name="T38">Int Airport</text:span></text:p>
      <text:p text:style-name="P30"><text:span text:style-name="T41">PLANNING DEPARTMENT </text:span><text:span text:style-name="T31"><text:s text:c="180"/></text:span><text:span text:style-name="T40">Jan</text:span><text:span text:style-name="T32"> </text:span><text:span text:style-name="T41">1989</text:span><text:span text:style-name="T32"> – </text:span><text:span text:style-name="T41">Dec</text:span><text:span text:style-name="T32"> </text:span><text:span text:style-name="T41">1997</text:span><text:span text:style-name="T31"> <text:s text:c="9"/></text:span></text:p>
      <text:p text:style-name="P27">HANDLING MINOR CHECKS AND REPORTS</text:p>
      <text:p text:style-name="P31">Pilot Report Coding according to ATA-100 standard</text:p>
      <text:p text:style-name="P31">Handling reports of Hours, Cycles, Deferred <text:span text:style-name="T42">Defects</text:span></text:p>
      <text:p text:style-name="P31">Routine, Non-Routine, and Aircraft Log<text:span text:style-name="T43">b</text:span><text:span text:style-name="T44">ook</text:span> Review</text:p>
      <text:p text:style-name="P32">Coordination with All Departments</text:p>
      <text:p text:style-name="P32">Train New Staff</text:p>
      <text:p text:style-name="P33"><text:s/></text:p>
      <text:p text:style-name="P24"/>
      <text:p text:style-name="P34"><text:span text:style-name="T29">AEROMAN S.A.</text:span><text:span text:style-name="T35"> <text:s text:c="168"/></text:span><text:span text:style-name="T36"><text:s text:c="27"/></text:span><text:span text:style-name="T37">El Salvador </text:span><text:span text:style-name="T38">Int Airport</text:span></text:p>
      <text:p text:style-name="P35"><text:span text:style-name="T39">STOCKROOM CLERK <text:s text:c="27"/></text:span><text:span text:style-name="T30"><text:s/></text:span><text:span text:style-name="T31"><text:s text:c="158"/></text:span><text:span text:style-name="T40">Jan</text:span><text:span text:style-name="T32"> </text:span><text:span text:style-name="T41">1987</text:span><text:span text:style-name="T32"> – </text:span><text:span text:style-name="T41">Dec</text:span><text:span text:style-name="T32"> </text:span><text:span text:style-name="T41">1988</text:span><text:span text:style-name="T31"> <text:s text:c="12"/></text:span></text:p>
      <text:p text:style-name="P36">PREPARATION OF PHYSICAL INVENTORIES</text:p>
      <text:p text:style-name="P37">Preparation of Physical Inventories of Expendable, Rotatable Parts and Tools</text:p>
      <text:p text:style-name="P16"/>
      <text:p text:style-name="P38"/>
      <text:p text:style-name="P39"/>
      <text:p text:style-name="P6">SKILLS</text:p>
      <text:p text:style-name="P16"/>
      <text:p text:style-name="P40"><text:span text:style-name="T45">English </text:span><text:span text:style-name="T46">: B2 <text:s text:c="4"/></text:span><text:span text:style-name="T47">Microsoft Excel </text:span><text:span text:style-name="T46">: </text:span><text:span text:style-name="T48">Advanced <text:s text:c="4"/></text:span><text:span text:style-name="T49">M</text:span><text:span text:style-name="T47">icrosoft Access </text:span><text:span text:style-name="T46">: </text:span><text:span text:style-name="T48">Advanced</text:span></text:p>
      <text:p text:style-name="P41"><text:span text:style-name="T50">Customer Service</text:span> <text:s/><text:span text:style-name="T14">: 19 years of experience in airports, providing support to crews and executives</text:span></text:p>
      <text:p text:style-name="P42">Learning and Teaching : <text:span text:style-name="T51">I have always passed on all my knowledge to my colleagues at work.</text:span></text:p>
      <text:p text:style-name="P43"><text:span text:style-name="T52">Data Collection</text:span><text:span text:style-name="T53"> : </text:span><text:span text:style-name="T54"><text:s/></text:span><text:span text:style-name="T55">I like to create databases or use existing ones and create reports with that data.</text:span></text:p>
      <text:p text:style-name="P44"/>
      <text:p text:style-name="P16"/>
      <text:p text:style-name="P6">VALUES</text:p>
      <text:p text:style-name="P16"/>
      <text:p text:style-name="P45">Honesty – Responsibility – Punctuality – Loyalty – Sincerity</text:p>
      <text:p text:style-name="P16"/>
      <text:p text:style-name="P16"/>
      <text:p text:style-name="P4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scadia Code" svg:font-family="'Cascadia Code'" style:font-family-generic="modern" style:font-pitch="fixed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 Light" fo:font-size="11pt" fo:language="en" fo:country="US" style:letter-kerning="true" style:font-name-asian="Calibri Light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 Light" fo:font-size="11pt" fo:language="en" fo:country="US" style:letter-kerning="true" style:font-name-asian="Calibri Light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1" fo:font-family="Arial" style:font-style-name="Regular" style:font-family-generic="swiss" style:font-pitch="variable" fo:language="es" fo:country="ES" style:font-weight-asian="25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text-properties fo:font-variant="small-caps" fo:color="#0e2841" loext:opacity="100%" fo:font-weight="bold" style:font-weight-asian="bold" style:font-weight-complex="bold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list-style-name="" style:class="chapter">
      <style:paragraph-properties fo:margin-left="0.3in" fo:margin-top="0.278in" fo:margin-bottom="0.028in" style:contextual-spacing="false" fo:keep-together="always" fo:text-indent="-0.3in" style:auto-text-indent="false" fo:keep-with-next="always"/>
      <style:text-properties fo:text-transform="uppercase" fo:color="#000000" loext:opacity="100%" style:font-name="Calibri Light1" fo:font-family="'Calibri Light'" style:font-family-generic="swiss" style:font-pitch="variable" fo:font-size="12pt" fo:letter-spacing="0.0083in" fo:font-weight="bold" style:font-name-asian="Calibri Light2" style:font-family-asian="'Calibri Light'" style:font-family-generic-asian="system" style:font-pitch-asian="variable" style:font-size-asian="12pt" style:font-weight-asian="bold" style:font-name-complex="Calibri Light2" style:font-family-complex="'Calibri Light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list-style-name="WWNum28" style:class="chapter">
      <style:paragraph-properties fo:margin-top="0.028in" fo:margin-bottom="0in" style:contextual-spacing="false" fo:keep-together="always" fo:keep-with-next="always"/>
      <style:text-properties fo:color="#0a2f41" loext:opacity="100%" style:font-name="Calibri Light1" fo:font-family="'Calibri Light'" style:font-family-generic="swiss" style:font-pitch="variable" fo:font-weight="bold" style:font-name-asian="Calibri Light2" style:font-family-asian="'Calibri Light'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auto-update="true" style:default-outline-level="3" style:list-style-name="WWNum29" style:class="chapter">
      <style:paragraph-properties fo:margin-top="0.028in" fo:margin-bottom="0in" style:contextual-spacing="false" fo:keep-together="always" fo:keep-with-next="always"/>
      <style:text-properties fo:color="#3a7c22" loext:opacity="100%" style:font-name="Calibri Light1" fo:font-family="'Calibri Light'" style:font-family-generic="swiss" style:font-pitch="variable" fo:font-size="10pt" fo:font-weight="bold" style:font-name-asian="Calibri Light2" style:font-family-asian="'Calibri Light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4pt">
        <loext:char-complex-color loext:theme-type="accent6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WWNum38" style:list-level="4" style:class="chapter">
      <style:paragraph-properties fo:margin-top="0.028in" fo:margin-bottom="0in" style:contextual-spacing="false" fo:keep-together="always" fo:keep-with-next="always"/>
      <style:text-properties fo:color="#0f4761" loext:opacity="100%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WWNum38" style:list-level="5" style:class="chapter">
      <style:paragraph-properties fo:margin-top="0.028in" fo:margin-bottom="0in" style:contextual-spacing="false" fo:keep-together="always" fo:keep-with-next="always"/>
      <style:text-properties fo:text-transform="uppercase" fo:color="#0f4761" loext:opacity="100%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WWNum38" style:list-level="6" style:class="chapter">
      <style:paragraph-properties fo:margin-top="0.028in" fo:margin-bottom="0in" style:contextual-spacing="false" fo:keep-together="always" fo:keep-with-next="always"/>
      <style:text-properties fo:text-transform="uppercase" fo:color="#0a2f41" loext:opacity="100%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WWNum38" style:list-level="7" style:class="chapter">
      <style:paragraph-properties fo:margin-top="0.028in" fo:margin-bottom="0in" style:contextual-spacing="false" fo:keep-together="always" fo:keep-with-next="always"/>
      <style:text-properties fo:color="#0a2f41" loext:opacity="100%" style:font-name="Calibri Light" fo:font-family="'Calibri Light'" style:font-family-generic="roman" style:font-pitch="variable" fo:font-weight="bold" style:font-name-asian="Calibri Light2" style:font-family-asian="'Calibri Light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WWNum38" style:list-level="8" style:class="chapter">
      <style:paragraph-properties fo:margin-top="0.028in" fo:margin-bottom="0in" style:contextual-spacing="false" fo:keep-together="always" fo:keep-with-next="always"/>
      <style:text-properties fo:color="#0a2f41" loext:opacity="100%" style:font-name="Calibri Light" fo:font-family="'Calibri Light'" style:font-family-generic="roman" style:font-pitch="variable" fo:font-style="italic" fo:font-weight="bold" style:font-name-asian="Calibri Light2" style:font-family-asian="'Calibri Light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WWNum38" style:list-level="9" style:class="chapter">
      <style:paragraph-properties fo:margin-top="0.028in" fo:margin-bottom="0in" style:contextual-spacing="false" fo:keep-together="always" fo:keep-with-next="always"/>
      <style:text-properties fo:color="#0a2f41" loext:opacity="100%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itle" style:family="paragraph" style:parent-style-name="Standard" style:next-style-name="Standard" loext:linked-style-name="Title_20_Char" style:list-style-name="WWNum36" style:class="chapter">
      <style:paragraph-properties fo:margin-top="0in" fo:margin-bottom="0in" style:contextual-spacing="true" fo:line-height="85%"/>
      <style:text-properties fo:text-transform="uppercase" fo:color="#0e2841" loext:opacity="100%" style:font-name="Calibri Light" fo:font-family="'Calibri Light'" style:font-family-generic="roman" style:font-pitch="variable" fo:font-size="12pt" fo:letter-spacing="-0.0102in" style:font-name-asian="Calibri Light2" style:font-family-asian="'Calibri Light'" style:font-family-generic-asian="system" style:font-pitch-asian="variable" style:font-size-asian="12pt" style:font-name-complex="Tahoma" style:font-family-complex="Tahoma" style:font-family-generic-complex="system" style:font-pitch-complex="variable" style:font-size-complex="36pt">
        <loext:char-complex-color loext:theme-type="dark2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665in" style:contextual-spacing="false"/>
      <style:text-properties fo:color="#156082" loext:opacity="100%" style:font-name="Calibri Light" fo:font-family="'Calibri Light'" style:font-family-generic="roman" style:font-pitch="variable" fo:font-size="14pt" style:font-name-asian="Calibri Light2" style:font-family-asian="'Calibri Light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Quote" style:family="paragraph" style:parent-style-name="Standard" style:next-style-name="Standard" loext:linked-style-name="Quote_20_Char">
      <style:paragraph-properties fo:margin-left="0.5in" fo:margin-top="0.0835in" fo:margin-bottom="0.0835in" style:contextual-spacing="false"/>
      <style:text-properties fo:color="#0e2841" loext:opacity="100%" fo:font-size="12pt" style:font-size-asian="12pt" style:font-size-complex="12pt">
        <loext:char-complex-color loext:theme-type="dark2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5in" fo:margin-top="0.1945in" fo:margin-bottom="0.1665in" style:contextual-spacing="false" fo:text-align="center" style:justify-single-word="false"/>
      <style:text-properties fo:color="#0e2841" loext:opacity="100%" style:font-name="Calibri Light" fo:font-family="'Calibri Light'" style:font-family-generic="roman" style:font-pitch="variable" fo:font-size="16pt" fo:letter-spacing="-0.0043in" style:font-name-asian="Calibri Light2" style:font-family-asian="'Calibri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dark2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0a2f41" loext:opacity="100%" style:font-name="Calibri Light1" fo:font-family="'Calibri Light'" style:font-family-generic="swiss" style:font-pitch="variable" fo:font-weight="bold" style:font-name-asian="Calibri Light2" style:font-family-asian="'Calibri Light'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fo:color="#000000" loext:opacity="100%" style:font-name="Calibri Light1" fo:font-family="'Calibri Light'" style:font-family-generic="swiss" style:font-pitch="variable" fo:font-size="12pt" fo:letter-spacing="0.0083in" fo:font-weight="bold" style:font-name-asian="Calibri Light2" style:font-family-asian="'Calibri Light'" style:font-family-generic-asian="system" style:font-pitch-asian="variable" style:font-size-asian="12pt" style:font-weight-asian="bold" style:font-name-complex="Calibri Light2" style:font-family-complex="'Calibri Light'" style:font-family-generic-complex="system" style:font-pitch-complex="variable" style:font-size-complex="18pt"/>
    </style:style>
    <style:style style:name="Heading_20_3_20_Char" style:display-name="Heading 3 Char" style:family="text" style:parent-style-name="Default_20_Paragraph_20_Font" loext:linked-style-name="Heading_20_3">
      <style:text-properties fo:color="#3a7c22" loext:opacity="100%" style:font-name="Calibri Light1" fo:font-family="'Calibri Light'" style:font-family-generic="swiss" style:font-pitch="variable" fo:font-size="10pt" fo:font-weight="bold" style:font-name-asian="Calibri Light2" style:font-family-asian="'Calibri Light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4pt">
        <loext:char-complex-color loext:theme-type="accent6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text-transform="uppercase" fo:color="#0f4761" loext:opacity="100%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text-transform="uppercase" fo:color="#0a2f41" loext:opacity="100%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0a2f41" loext:opacity="100%" style:font-name="Calibri Light" fo:font-family="'Calibri Light'" style:font-family-generic="roman" style:font-pitch="variable" fo:font-weight="bold" style:font-name-asian="Calibri Light2" style:font-family-asian="'Calibri Light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0a2f41" loext:opacity="100%" style:font-name="Calibri Light" fo:font-family="'Calibri Light'" style:font-family-generic="roman" style:font-pitch="variable" fo:font-style="italic" fo:font-weight="bold" style:font-name-asian="Calibri Light2" style:font-family-asian="'Calibri Light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0a2f41" loext:opacity="100%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fo:text-transform="uppercase" fo:color="#0e2841" loext:opacity="100%" style:font-name="Calibri Light" fo:font-family="'Calibri Light'" style:font-family-generic="roman" style:font-pitch="variable" fo:font-size="12pt" fo:letter-spacing="-0.0102in" style:font-name-asian="Calibri Light2" style:font-family-asian="'Calibri Light'" style:font-family-generic-asian="system" style:font-pitch-asian="variable" style:font-size-asian="12pt" style:font-name-complex="Tahoma" style:font-family-complex="Tahoma" style:font-family-generic-complex="system" style:font-pitch-complex="variable" style:font-size-complex="36pt">
        <loext:char-complex-color loext:theme-type="dark2" loext:color-type="theme"/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156082" loext:opacity="100%" style:font-name="Calibri Light" fo:font-family="'Calibri Light'" style:font-family-generic="roman" style:font-pitch="variable" fo:font-size="14pt" style:font-name-asian="Calibri Light2" style:font-family-asian="'Calibri Light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0e2841" loext:opacity="100%" fo:font-size="12pt" style:font-size-asian="12pt" style:font-size-complex="12pt">
        <loext:char-complex-color loext:theme-type="dark2" loext:color-type="theme"/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e2841" loext:opacity="100%" style:font-name="Calibri Light" fo:font-family="'Calibri Light'" style:font-family-generic="roman" style:font-pitch="variable" fo:font-size="16pt" fo:letter-spacing="-0.0043in" style:font-name-asian="Calibri Light2" style:font-family-asian="'Calibri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dark2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 loext:padding="0in" loext:border="none" loext:shadow="none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e2841" loext:opacity="100%" style:text-underline-style="solid" style:text-underline-width="auto" style:text-underline-color="font-color" fo:font-weight="bold" style:font-weight-asian="bold" style:font-weight-complex="bold">
        <loext:char-complex-color loext:theme-type="dark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71in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 Light" fo:font-family="'Calibri Light'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 Light" fo:font-family="'Calibri Light'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 Light" fo:font-family="'Calibri Light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 Light" fo:font-family="'Calibri Light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 Light" fo:font-family="'Calibri Light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 Light" fo:font-family="'Calibri Light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 Light" fo:font-family="'Calibri Light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 Light" fo:font-family="'Calibri Light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 Light" fo:font-family="'Calibri Light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 Light" fo:font-family="'Calibri Light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 Light" fo:font-family="'Calibri Light'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 Light" fo:font-family="'Calibri Light'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 Light" fo:font-family="'Calibri Light'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 Light" fo:font-family="'Calibri Light'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-complex="Courier New" style:font-family-complex="'Courier New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 Light" fo:font-family="'Calibri Light'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 Light" fo:font-family="'Calibri Light'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size="10pt" style:font-size-asian="10pt" style:font-name-complex="Calibri Light2" style:font-family-complex="'Calibri Light'" style:font-family-generic-complex="system" style:font-pitch-complex="variable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9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0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0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0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0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0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0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0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0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0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1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1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1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1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.4402in" fo:margin-left="0.9374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ime Alfaro</meta:initial-creator>
    <meta:editing-cycles>188</meta:editing-cycles>
    <meta:creation-date>2025-04-02T00:43:00</meta:creation-date>
    <dc:date>2025-07-31T16:33:07.844198600</dc:date>
    <meta:editing-duration>PT7H34S</meta:editing-duration>
    <meta:generator>LibreOffice/25.2.4.3$Windows_X86_64 LibreOffice_project/33e196637044ead23f5c3226cde09b47731f7e27</meta:generator>
    <meta:print-date>2025-04-10T21:13:42.495046200</meta:print-date>
    <meta:document-statistic meta:table-count="0" meta:image-count="0" meta:object-count="0" meta:page-count="1" meta:paragraph-count="45" meta:word-count="296" meta:character-count="4937" meta:non-whitespace-character-count="1937"/>
    <meta:user-defined meta:name="AppVersion">16.0000</meta:user-defined>
    <meta:template xlink:type="simple" xlink:actuate="onRequest" xlink:title="Normal.dotm" xlink:href=""/>
  </office:meta>
</office:document-meta>
</file>